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officeooo:rsid="0001f1cf" officeooo:paragraph-rsid="0001f1cf"/>
    </style:style>
    <style:style style:name="P2" style:family="paragraph" style:parent-style-name="Standard">
      <style:paragraph-properties fo:text-align="start" style:justify-single-word="false"/>
      <style:text-properties fo:language="en" fo:country="US" officeooo:rsid="0001f1cf" officeooo:paragraph-rsid="0001f1cf"/>
    </style:style>
    <style:style style:name="P3" style:family="paragraph" style:parent-style-name="Standard">
      <style:paragraph-properties fo:text-align="start" style:justify-single-word="false"/>
      <style:text-properties fo:language="en" fo:country="US" officeooo:rsid="0001f1cf" officeooo:paragraph-rsid="0002e113"/>
    </style:style>
    <style:style style:name="P4" style:family="paragraph" style:parent-style-name="Standard">
      <style:paragraph-properties fo:text-align="start" style:justify-single-word="false"/>
      <style:text-properties fo:language="en" fo:country="US" officeooo:rsid="00034a7c" officeooo:paragraph-rsid="00034a7c"/>
    </style:style>
    <style:style style:name="P5" style:family="paragraph" style:parent-style-name="Standard">
      <style:paragraph-properties fo:text-align="start" style:justify-single-word="false"/>
      <style:text-properties fo:language="en" fo:country="US" officeooo:rsid="000507ca" officeooo:paragraph-rsid="000507ca"/>
    </style:style>
    <style:style style:name="P6" style:family="paragraph" style:parent-style-name="Standard">
      <style:paragraph-properties fo:text-align="start" style:justify-single-word="false"/>
      <style:text-properties fo:language="en" fo:country="US" officeooo:rsid="000507ca" officeooo:paragraph-rsid="000507ca"/>
    </style:style>
    <style:style style:name="P7" style:family="paragraph" style:parent-style-name="Standard">
      <style:paragraph-properties fo:text-align="start" style:justify-single-word="false"/>
      <style:text-properties fo:language="en" fo:country="US" officeooo:rsid="0007b348" officeooo:paragraph-rsid="0007b348"/>
    </style:style>
    <style:style style:name="P8" style:family="paragraph" style:parent-style-name="Standard">
      <style:paragraph-properties fo:text-align="start" style:justify-single-word="false"/>
      <style:text-properties fo:language="en" fo:country="US" officeooo:rsid="0009da81" officeooo:paragraph-rsid="0009da81"/>
    </style:style>
    <style:style style:name="T1" style:family="text">
      <style:text-properties officeooo:rsid="000641ee"/>
    </style:style>
    <style:style style:name="T2" style:family="text">
      <style:text-properties officeooo:rsid="000b37a8"/>
    </style:style>
    <style:style style:name="T3" style:family="text">
      <style:text-properties officeooo:rsid="000d22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glais</text:p>
      <text:p text:style-name="P1">Question</text:p>
      <text:p text:style-name="P1"/>
      <text:p text:style-name="P2">Do you like going to the movies or prefer watching at home ?</text:p>
      <text:p text:style-name="P2">I like to watch blockbusters at the cinema but other films at home.</text:p>
      <text:p text:style-name="P2"/>
      <text:p text:style-name="P2">What would be the first thing you’d do if you won the lottery ?</text:p>
      <text:p text:style-name="P3"> If I won the lottery I would buy a boat to travel.</text:p>
      <text:p text:style-name="P2"/>
      <text:p text:style-name="P2">What’s the best gift you’ve ever received ?</text:p>
      <text:p text:style-name="P3">The life my parents gave me.</text:p>
      <text:p text:style-name="P2"/>
      <text:p text:style-name="P2">The essential part of my daily routine is sleeping</text:p>
      <text:p text:style-name="P2">I couldn’t leave without my phone</text:p>
      <text:p text:style-name="P2">In the summer I prefer going to the beach</text:p>
      <text:p text:style-name="P2"/>
      <text:p text:style-name="P2"/>
      <text:p text:style-name="P4">Exercice Past simple, Present continuous or Past Simple </text:p>
      <text:p text:style-name="P4"/>
      <text:p text:style-name="P4">1.I received</text:p>
      <text:p text:style-name="P4">2. I asked</text:p>
      <text:p text:style-name="P4">3. was</text:p>
      <text:p text:style-name="P4">4. have</text:p>
      <text:p text:style-name="P4">5. work</text:p>
      <text:p text:style-name="P4">6. works</text:p>
      <text:p text:style-name="P4">7. got</text:p>
      <text:p text:style-name="P4">8. Bought</text:p>
      <text:p text:style-name="P4">9. looks</text:p>
      <text:p text:style-name="P4">10. <text:span text:style-name="T1">is coming</text:span></text:p>
      <text:p text:style-name="P5">11. <text:span text:style-name="T1">is arriving</text:span></text:p>
      <text:p text:style-name="P5">12. Do you want</text:p>
      <text:p text:style-name="P5">13. Call</text:p>
      <text:p text:style-name="P5">14. Passed</text:p>
      <text:p text:style-name="P5">15. Was it</text:p>
      <text:p text:style-name="P5">16. Am</text:p>
      <text:p text:style-name="P5">17. Are you going</text:p>
      <text:p text:style-name="P5"/>
      <text:p text:style-name="P5"/>
      <text:p text:style-name="P7">Last weekend I did nothing just played video games and I slept </text:p>
      <text:p text:style-name="P7"/>
      <text:p text:style-name="P8">When did she marry your great grand<text:span text:style-name="T2">f</text:span>ather <text:s/>↔ <text:span text:style-name="T2">who did she marry when she was 17</text:span></text:p>
      <text:p text:style-name="P8">Where did she stay ?</text:p>
      <text:p text:style-name="P8"><text:span text:style-name="T2">Who</text:span> did she do after ?</text:p>
      <text:p text:style-name="P8">When <text:span text:style-name="T2">(= at what age) </text:span>did your great grandfather stop working ? ↔ <text:span text:style-name="T3">What did your great grandfather stop doing at age of 65</text:span></text:p>
      <text:p text:style-name="P8">Where did they walk everyday ?</text:p>
      <text:p text:style-name="P8">What did she carries in her bag for lunch ?</text:p>
      <text:p text:style-name="P8">When did she die 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1:14:57.098579533</meta:creation-date>
    <dc:date>2024-09-10T11:31:42.323299915</dc:date>
    <meta:editing-duration>PT41M21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37" meta:word-count="226" meta:character-count="1068" meta:non-whitespace-character-count="875"/>
  </office:meta>
</office:document-meta>
</file>